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GSS</text:p>
          </table:table-cell>
          <table:table-cell office:value-type="string">
            <text:p>front-heavy</text:p>
          </table:table-cell>
          <table:table-cell table:number-columns-repeated="7"/>
          <table:table-cell>
            <draw:frame table:end-cell-address="Sheet1.R16" table:end-x="0.2165in" table:end-y="0.0094in" draw:z-index="0" draw:name="Chart 2" draw:style-name="gr1" svg:width="5.024in" svg:height="2.7898in" svg:x="0.5504in" svg:y="0.1358in">
              <draw:object draw:notify-on-update-of-ranges="Sheet1.A5:Sheet1.A15 Sheet1.B4:Sheet1.B4 Sheet1.B5:Sheet1.B15 Sheet1.C4:Sheet1.C4 Sheet1.C5:Sheet1.C15 Sheet1.D4:Sheet1.D4 Sheet1.D5:Sheet1.D15 Sheet1.E4:Sheet1.E4 Sheet1.E5:Sheet1.E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Average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formula="of:=AVERAGE([.B6:.D6])" office:value-type="float" office:value="307">
            <text:p>307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23">
            <text:p>223</text:p>
          </table:table-cell>
          <table:table-cell table:formula="of:=AVERAGE([.B7:.D7])" office:value-type="float" office:value="222.666666666667">
            <text:p>222.6666666667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01">
            <text:p>201</text:p>
          </table:table-cell>
          <table:table-cell table:formula="of:=AVERAGE([.B8:.D8])" office:value-type="float" office:value="200.666666666667">
            <text:p>200.6666666667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94">
            <text:p>194</text:p>
          </table:table-cell>
          <table:table-cell table:formula="of:=AVERAGE([.B9:.D9])" office:value-type="float" office:value="193.666666666667">
            <text:p>193.6666666667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formula="of:=AVERAGE([.B10:.D10])" office:value-type="float" office:value="191.333333333333">
            <text:p>191.333333333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1">
            <text:p>191</text:p>
          </table:table-cell>
          <table:table-cell table:formula="of:=AVERAGE([.B11:.D11])" office:value-type="float" office:value="190.333333333333">
            <text:p>190.3333333333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90">
            <text:p>190</text:p>
          </table:table-cell>
          <table:table-cell table:formula="of:=AVERAGE([.B12:.D12])" office:value-type="float" office:value="189.333333333333">
            <text:p>189.3333333333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0">
            <text:p>190</text:p>
          </table:table-cell>
          <table:table-cell table:formula="of:=AVERAGE([.B13:.D13])" office:value-type="float" office:value="189.666666666667">
            <text:p>189.6666666667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table:formula="of:=AVERAGE([.B14:.D14])" office:value-type="float" office:value="189">
            <text:p>189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formula="of:=AVERAGE([.B15:.D15])" office:value-type="float" office:value="189.666666666667">
            <text:p>189.666666666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R32" table:end-x="0.1748in" table:end-y="0.0091in" draw:z-index="1" draw:name="Chart 3" draw:style-name="gr1" svg:width="5.024in" svg:height="2.8201in" svg:x="0.5087in" svg:y="0.1051in">
              <draw:object draw:notify-on-update-of-ranges="Sheet1.A5:Sheet1.A15 Sheet1.E4:Sheet1.E4 Sheet1.E5:Sheet1.E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58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53b38" draw:fill-color="#953b38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24543" draw:fill-color="#b24543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c77978" draw:fill-color="#c77978"/>
      <style:text-properties fo:font-size="10pt" style:font-size-asian="10pt" style:font-size-complex="10pt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d9b0b0" draw:fill-color="#d9b0b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762cm" svg:height="7.087cm" xlink:href=".." xlink:type="simple" chart:class="chart:line" chart:style-name="ch1">
        <chart:legend chart:legend-position="end" svg:x="10.815cm" svg:y="2.573cm" chart:style-name="ch2"/>
        <chart:plot-area chart:style-name="ch3" table:cell-range-address="Sheet1.A4:Sheet1.E15" chart:data-source-has-labels="both" svg:x="0.705cm" svg:y="0.699cm" svg:width="9.6cm" svg:height="5.827cm">
          <chartooo:coordinate-region svg:x="1.512cm" svg:y="0.898cm" svg:width="8.606cm" svg:height="4.981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D5:Sheet1.D15" chart:label-cell-address="Sheet1.D4:Sheet1.D4" chart:class="chart:line">
            <chart:data-point chart:repeated="11"/>
          </chart:series>
          <chart:series chart:style-name="ch10" chart:values-cell-range-address="Sheet1.E5:Sheet1.E15" chart:label-cell-address="Sheet1.E4:Sheet1.E4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Three</text:p>
                <draw:g>
                  <svg:desc>Sheet1.D4:Sheet1.D4</svg:desc>
                </draw:g>
              </table:table-cell>
              <table:table-cell office:value-type="string">
                <text:p>Averag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2.666666666667">
                <text:p>222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00.666666666667">
                <text:p>200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3.666666666667">
                <text:p>193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1.333333333333">
                <text:p>191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9.666666666667">
                <text:p>189.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189.666666666667">
                <text:p>189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2cm" svg:height="7.164cm" xlink:href=".." xlink:type="simple" chart:class="chart:line" chart:style-name="ch1">
        <chart:title svg:x="5.182cm" svg:y="0.278cm" chart:style-name="ch2">
          <text:p>Average</text:p>
        </chart:title>
        <chart:legend chart:legend-position="end" svg:x="10.815cm" svg:y="3.287cm" chart:style-name="ch3"/>
        <chart:plot-area chart:style-name="ch4" table:cell-range-address="Sheet1.A5:Sheet1.A15 Sheet1.E4:Sheet1.E15" chart:data-source-has-labels="both" svg:x="0.705cm" svg:y="1.858cm" svg:width="9.6cm" svg:height="4.743cm">
          <chartooo:coordinate-region svg:x="1.512cm" svg:y="2.058cm" svg:width="8.606cm" svg:height="3.896cm"/>
          <chart:axis chart:dimension="x" chart:name="primary-x" chart:style-name="ch5">
            <chart:categories table:cell-range-address="Sheet1.A5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15" chart:label-cell-address="Sheet1.E4:Sheet1.E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.666666666667">
                <text:p>222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.666666666667">
                <text:p>200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3.666666666667">
                <text:p>193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.333333333333">
                <text:p>191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.666666666667">
                <text:p>189.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.666666666667">
                <text:p>18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